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ource Han Sans J Regular" svg:font-family="'Source Han Sans J Regular'" style:font-family-generic="system" style:font-pitch="variable"/>
    <style:font-face style:name="開放黑體" svg:font-family="開放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Smart Contracts in Practic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bout Bitqua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nancial Research Laboratory consisting of me and my wife</text:p>
              </text:list-item>
              <text:list-item>
                <text:p>Business model – Think of cool things to do and play with technology. <text:s/>Make money to pay the rent</text:p>
              </text:list-item>
              <text:list-item>
                <text:p>I like new technology, but I've got to make money from the technology</text:p>
              </text:list-item>
              <text:list-item>
                <text:p>Bitcoin derivatives, Algo trading of HK options, Africa trading, Angel investing</text:p>
              </text:list-item>
              <text:list-item>
                <text:p>All online and open source – http://www.bitquant.com.hk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ckground – Computational Astrophysics → Software Development → Quant at major bank → Angel investor</text:p>
              </text:list-item>
              <text:list-item>
                <text:p>Physicist of mon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Use ca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sets under management – HKD 3 million. <text:s/>Half in options trading. <text:s/>Half in angel investing</text:p>
              </text:list-item>
              <text:list-item>
                <text:p>Do not want to put it into banks or to buy property.</text:p>
              </text:list-item>
              <text:list-item>
                <text:p>Zero percent interest + pushes up the property bubble</text:p>
              </text:list-item>
              <text:list-item>
                <text:p>Want to move capital from property to SME'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Issues with SME lending in H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igh transaction costs – Cannot recover costs with standard fixed interest rates</text:p>
              </text:list-item>
              <text:list-item>
                <text:p>SME's need flexible funding conditions</text:p>
              </text:list-item>
              <text:list-item>
                <text:p>Needs to be a debt based instrument</text:p>
                <text:list>
                  <text:list-item>
                    <text:p>Private equity is hard to sell in HK</text:p>
                  </text:list-item>
                  <text:list-item>
                    <text:p>Manufacturing firms need working capital</text:p>
                  </text:list-item>
                  <text:list-item>
                    <text:p>Regulatory issu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Build the car before you build the ro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can't wait for a platform. <text:s/>The companies need the money now</text:p>
              </text:list-item>
              <text:list-item>
                <text:p>The contracts have to be usable independent of the platform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Why smart contract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ed to let borrower know the conditions of the contract</text:p>
              </text:list-item>
              <text:list-item>
                <text:p>Need allow efficient securitization and tracking</text:p>
              </text:list-item>
              <text:list-item>
                <text:p>Flexible financing – Alibaba probl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Smart contra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glish common law</text:p>
              </text:list-item>
              <text:list-item>
                <text:p>Javascript</text:p>
              </text:list-item>
              <text:list-item>
                <text:p>Inspiration from</text:p>
                <text:list>
                  <text:list-item>
                    <text:p>Derivatives technology in major banks</text:p>
                  </text:list-item>
                  <text:list-item>
                    <text:p>Islamic finance</text:p>
                  </text:list-item>
                </text:list>
              </text:list-item>
              <text:list-item>
                <text:p>Legal issues</text:p>
                <text:list>
                  <text:list-item>
                    <text:p>Where is the contract situated?</text:p>
                  </text:list-item>
                  <text:list-item>
                    <text:p>What is part of the contract?</text:p>
                  </text:list-item>
                  <text:list-item>
                    <text:p>How do you record the contract?</text:p>
                  </text:list-item>
                  <text:list-item>
                    <text:p>How do you execute the contrac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Loans issu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ze of loan HKD 100k – All loans unsecured – Interest rates typically 15%</text:p>
              </text:list-item>
              <text:list-item>
                <text:p>Loan to holding company of startup who was finishing up degree. <text:s/>Interest only payment until employee was employed</text:p>
              </text:list-item>
              <text:list-item>
                <text:p>Loan to company to fund purchase and equipment from Shenzhen. <text:s/>Interest only with balloon payment</text:p>
              </text:list-item>
              <text:list-item>
                <text:p>Loan to company to fund Kickstarter campaign. <text:s/>Loan became due immediately if Kickstart campaign hit a certain level</text:p>
              </text:list-item>
              <text:list-item>
                <text:p>Cash advance against high technology grant from Hong Kong compan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What the contract looks lik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contract itself – series of payoffs</text:p>
              </text:list-item>
              <text:list-item>
                <text:p>The viewer – takes algorithm and displays it</text:p>
              </text:list-item>
              <text:list-item>
                <text:p>Explanatory notes – Explains the terms of the contract</text:p>
              </text:list-item>
              <text:list-item>
                <text:p>Execution</text:p>
                <text:list>
                  <text:list-item>
                    <text:p>Digital fingerprint and two sheets of paper</text:p>
                  </text:list-item>
                  <text:list-item>
                    <text:p>Side agreement with borrower representing that explanatory notes are a good faith interpretation of contra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Regulatory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FO exemption – Private placement and private equity exemptions</text:p>
              </text:list-item>
              <text:list-item>
                <text:p>MLO exemption – Import and export transaction exemption</text:p>
              </text:list-item>
              <text:list-item>
                <text:p>Seeking money lenders license to allow advertising</text:p>
                <text:list>
                  <text:list-item>
                    <text:p>Police objection – You working from a co-work space</text:p>
                  </text:list-item>
                  <text:list-item>
                    <text:p>Our counter-objection – Police policy does not take into account technology and social changes and as this impacts Hong Kong's role as international financial center, this is not valid under Basic Law 109</text:p>
                  </text:list-item>
                  <text:list-item>
                    <text:p>Case pending before Magistrate's Cou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Regulatory Challen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nk compliance!!!!</text:p>
              </text:list-item>
              <text:list-item>
                <text:p>HK regulation is very, very good</text:p>
              </text:list-item>
              <text:list-item>
                <text:p>HK regulators are very, very good once you understand their mindset</text:p>
              </text:list-item>
              <text:list-item>
                <text:p>Big problem – Communications and cultural issues</text:p>
                <text:list>
                  <text:list-item>
                    <text:p>Systems that work for big banks don't work for SME's</text:p>
                  </text:list-item>
                  <text:list-item>
                    <text:p>Bureaucracy sees their role as umpires and not cheerleaders</text:p>
                  </text:list-item>
                  <text:list-item>
                    <text:p>Lawyers see their role as moderators and not cheerleaders</text:p>
                  </text:list-item>
                  <text:list-item>
                    <text:p>SME's are timid and frightened of bureaucracy and there are no good lines of communcation. <text:s/>Also very easily frustrated which turns into anger</text:p>
                  </text:list-item>
                </text:list>
              </text:list-item>
              <text:list-item>
                <text:p>Case study – How the SFC unintentionally killed crowdfunding in HK with May 2014 circul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Grumpy comments on smart contract platfor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slide is unnecessary for this audience!!!!!!</text:p>
              </text:list-item>
              <text:list-item>
                <text:p>A platform based business model will not work as a substitute for ordinary commercial agreements</text:p>
              </text:list-item>
              <text:list-item>
                <text:p>One reason that smart contracts have not taken off is that they are not addressing real issues</text:p>
                <text:list>
                  <text:list-item>
                    <text:p>Contract law is not complicated or inefficient</text:p>
                  </text:list-item>
                  <text:list-item>
                    <text:p>Contract enforcement does not depend on governments</text:p>
                  </text:list-item>
                  <text:list-item>
                    <text:p>Overuse of automation</text:p>
                  </text:list-item>
                  <text:list-item>
                    <text:p>Restrictions that make the contracts unusable – i.e. escrow</text:p>
                  </text:list-item>
                </text:list>
              </text:list-item>
              <text:list-item>
                <text:p>Reinventing the wheel</text:p>
                <text:list>
                  <text:list-item>
                    <text:p>DAO's already exist. <text:s/>They are called SPV's and were critical in the creating the 2008 financial cri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mplete automation increases inefficienc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also an unnecessary slide!!!!!</text:p>
              </text:list-item>
              <text:list-item>
                <text:p>Vending machine problem</text:p>
              </text:list-item>
              <text:list-item>
                <text:p>Breach of contract calculations</text:p>
              </text:list-item>
              <text:list-item>
                <text:p>Overspecifying irrelevant details. <text:s/>Underspecifying important 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 nex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through insolvency and near insolvency issues</text:p>
              </text:list-item>
              <text:list-item>
                <text:p>Resolve regulatory issues</text:p>
              </text:list-item>
              <text:list-item>
                <text:p>Beta testing and bug fixing</text:p>
              </text:list-item>
              <text:list-item>
                <text:p>Work on user interface</text:p>
              </text:list-item>
              <text:list-item>
                <text:p>Find funders and people to use this technology</text:p>
              </text:list-item>
              <text:list-item>
                <text:p>Change the culture!!!! <text:s/></text:p>
              </text:list-item>
              <text:list-item>
                <text:p>MAKE MONEY!!!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Hong Kong is going to lead in smart contract techn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y strong legal/finance background</text:p>
                <text:list>
                  <text:list-item>
                    <text:p>Manufacturing</text:p>
                  </text:list-item>
                  <text:list-item>
                    <text:p>Maritime law</text:p>
                  </text:list-item>
                </text:list>
              </text:list-item>
              <text:list-item>
                <text:p>****Extremely**** favourable regulations</text:p>
              </text:list-item>
              <text:list-item>
                <text:p>Cross cultural/cross border issues</text:p>
              </text:list-item>
              <text:list-item>
                <text:p>Near centers of technolog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ource Han Sans J Regular" svg:font-family="'Source Han Sans J Regular'" style:font-family-generic="system" style:font-pitch="variable"/>
    <style:font-face style:name="開放黑體" svg:font-family="開放黑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ource Han Sans J Regular" style:font-size-asian="24pt" style:language-asian="zh" style:country-asian="TW" style:font-name-complex="Source Han Sans J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ource Han Sans J Regular" style:font-family-asian="'Source Han Sans J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ource Han Sans J Regular" style:font-family-asian="'Source Han Sans J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 Joseph</meta:initial-creator>
    <meta:creation-date>2015-06-22T23:01:42.131832106</meta:creation-date>
    <dc:date>2015-10-14T11:09:04.254720412</dc:date>
    <dc:creator>Wang Joseph</dc:creator>
    <meta:editing-duration>PT37M20S</meta:editing-duration>
    <meta:editing-cycles>9</meta:editing-cycles>
    <meta:generator>LibreOffice/5.0.2.2$Linux_X86_64 LibreOffice_project/00$Build-2</meta:generator>
    <meta:document-statistic meta:object-count="85"/>
  </office:meta>
</office:document-meta>
</file>